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54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2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Noto Sans CJK SC" style:font-name-asian="Noto Sans CJK SC"/>
    </style:style>
    <style:style style:name="T3" style:family="text">
      <style:text-properties style:text-position="0% 100%" style:font-name="Ari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1pt" style:font-size-complex="11pt" style:font-weight-asian="normal" style:font-weight-complex="normal" style:font-style-asian="normal" style:text-position="0% 100%"/>
    </style:style>
    <style:style style:name="T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Noto Sans CJK SC" style:font-name-asian="Noto Sans CJK SC"/>
    </style:style>
    <style:style style:name="T8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カテゴリー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span text:style-name="T1">Xseeds</text:span><text:span text:style-name="T2">管理者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企業担当者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3">Xseeds</text:span><text:span text:style-name="T4">担当者</text:span><text:span text:style-name="T5">_ALL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1">Xseeds</text:span><text:span text:style-name="T2">担当者リーダ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6">Xseeds</text:span><text:span text:style-name="T7">担当者</text:span><text:span text:style-name="T8">_</text:span><text:span text:style-name="T7">日本人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1">IT</text:span><text:span text:style-name="T2">日本語教師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営業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z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3">Xseeds</text:span><text:span text:style-name="T4">担当者</text:span><text:span text:style-name="T5">_TC</text:span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6">Xseeds</text:span><text:span text:style-name="T7">担当者</text:span><text:span text:style-name="T8">_</text:span><text:span text:style-name="T7">ベトナム人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面接コンサルタント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Noto Sans CJK SC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1:13:35.855439583</meta:creation-date>
    <dc:date>2021-10-20T11:13:49.015320309</dc:date>
    <meta:editing-duration>PT13S</meta:editing-duration>
    <meta:editing-cycles>1</meta:editing-cycles>
    <meta:document-statistic meta:table-count="1" meta:cell-count="11" meta:object-count="0"/>
    <meta:generator>LibreOffice/6.4.7.2$Linux_X86_64 LibreOffice_project/40$Build-2</meta:generator>
  </office:meta>
</office:document-meta>
</file>